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Arabic Kufi" svg:font-family="'Droid Arabic Kuf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Noto Sans Mono" fo:font-size="10pt" officeooo:rsid="0029182c" officeooo:paragraph-rsid="0029182c" style:font-size-asian="10pt" style:font-name-complex="Noto Sans Mono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officeooo:rsid="00272048" officeooo:paragraph-rsid="00272048" style:font-size-asian="10pt" style:font-name-complex="Noto Sans Mono" style:font-size-complex="10pt"/>
    </style:style>
    <style:style style:name="T1" style:family="text">
      <style:text-properties officeooo:rsid="00310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 حبة</text:p>
      <text:p text:style-name="P1">100habbah.com</text:p>
      <text:p text:style-name="P1">-------------------------------</text:p>
      <text:p text:style-name="P1">رقم الفاتورة : #{d.id}</text:p>
      <text:p text:style-name="P1">اسم العميل : {d.name}</text:p>
      <text:p text:style-name="P2">{d.date}</text:p>
      <text:p text:style-name="P4">{d.time}</text:p>
      <text:p text:style-name="P1">-------------------------------</text:p>
      <text:p text:style-name="P5">الكمية<text:tab/>التكلفة<text:tab/>الصنف</text:p>
      <text:p text:style-name="P5">{d.p[i].q}<text:tab/>{d.p[i].t}<text:tab/>{d.p[i].p}</text:p>
      <text:p text:style-name="P5">{d.p[i+1].q}<text:tab/>{d.p[i+1].t}<text:tab/>{d.p[i+1].p}</text:p>
      <text:p text:style-name="P3">-------------------------------</text:p>
      <text:p text:style-name="P5">التوصيل<text:tab/> :<text:tab/>{d.deliveryCost}</text:p>
      <text:p text:style-name="P5"><text:span text:style-name="T1">الخصم<text:tab/> :</text:span><text:tab/>{d.discount}</text:p>
      <text:p text:style-name="P5">الإجمالى<text:tab/> :<text:tab/>{d.total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Arabic Kufi" svg:font-family="'Droid Arabic Kuf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9-17T09:07:23.803384842</dc:date>
    <meta:editing-duration>PT16H39M19S</meta:editing-duration>
    <meta:editing-cycles>19</meta:editing-cycles>
    <meta:generator>LibreOffice/7.3.6.2$Linux_X86_64 LibreOffice_project/30$Build-2</meta:generator>
    <meta:document-statistic meta:table-count="0" meta:image-count="0" meta:object-count="0" meta:page-count="1" meta:paragraph-count="15" meta:word-count="34" meta:character-count="331" meta:non-whitespace-character-count="309"/>
  </office:meta>
</office:document-meta>
</file>